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SerializationIssue.MockitoSerializationIssue( String message , 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itoSerializationIssue.filter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itoSerializationIssue.getUnfiltered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